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7000001198DD531C2F0E089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5761" officeooo:paragraph-rsid="000857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x="0.3in" svg:y="-0.5626in" svg:width="1.4063in" svg:height="2.9272in" draw:z-index="0"><draw:image xlink:href="Pictures/1000020100000087000001198DD531C2F0E0890B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Huom. Sovelluksessa minesweeper.dao ei vielä toteutet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18:03:40.470077172</dc:date>
    <meta:editing-duration>PT4M59S</meta:editing-duration>
    <meta:editing-cycles>1</meta:editing-cycles>
    <meta:document-statistic meta:table-count="0" meta:image-count="1" meta:object-count="0" meta:page-count="1" meta:paragraph-count="1" meta:word-count="6" meta:character-count="56" meta:non-whitespace-character-count="51"/>
    <meta:generator>LibreOffice/6.0.7.3$Linux_X86_64 LibreOffice_project/00m0$Build-3</meta:generator>
  </office:meta>
</office:document-meta>
</file>